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f96f2" officeooo:paragraph-rsid="001f96f2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f96f2" officeooo:paragraph-rsid="001f96f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f96f2" officeooo:paragraph-rsid="001f96f2" style:font-size-asian="10.5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TÉCNICO</text:p>
      <text:p text:style-name="P1"/>
      <text:p text:style-name="P3">IDE:</text:p>
      <text:p text:style-name="P2"><text:tab/>NetBeans 8.2</text:p>
      <text:p text:style-name="P3"/>
      <text:p text:style-name="P3">Version de JAVA:</text:p>
      <text:p text:style-name="P2"/>
      <text:p text:style-name="P2"><text:tab/>java version “1.8.0-201” </text:p>
      <text:p text:style-name="P2"/>
      <text:p text:style-name="P3">Clases:</text:p>
      <text:p text:style-name="P2"/>
      <text:p text:style-name="P2"><text:tab/>PAQUETE Animaciones</text:p>
      <text:p text:style-name="P2"/>
      <text:p text:style-name="P2"><text:tab/><text:tab/>CreacionGifs.java</text:p>
      <text:p text:style-name="P2"/>
      <text:p text:style-name="P2"><text:tab/>PAQUETE InterfazEditorGrafico</text:p>
      <text:p text:style-name="P2"/>
      <text:p text:style-name="P2"><text:tab/><text:tab/>GuardarArchivos.java</text:p>
      <text:p text:style-name="P2"><text:tab/><text:tab/>InterfazGrafico.java</text:p>
      <text:p text:style-name="P2"><text:tab/><text:tab/>NuevaImagen.java</text:p>
      <text:p text:style-name="P2"><text:tab/><text:tab/>NuevoColor.java</text:p>
      <text:p text:style-name="P2"><text:tab/><text:tab/>NuevoGif.java</text:p>
      <text:p text:style-name="P2"><text:tab/><text:tab/>NuevoJPG.java</text:p>
      <text:p text:style-name="P2"><text:tab/><text:tab/>PanelGrafico.java</text:p>
      <text:p text:style-name="P2"/>
      <text:p text:style-name="P2"><text:tab/>PAQUETE InterfazEditorTexto</text:p>
      <text:p text:style-name="P2"><text:tab/><text:tab/></text:p>
      <text:p text:style-name="P2"><text:tab/><text:tab/>InterfazTexto.java</text:p>
      <text:p text:style-name="P2"><text:tab/><text:tab/>NuevoArchivo.java</text:p>
      <text:p text:style-name="P2"><text:tab/><text:tab/>PanelTexto.java</text:p>
      <text:p text:style-name="P2"><text:tab/></text:p>
      <text:p text:style-name="P2"><text:tab/>PAQUETE OperacionEditorGrafico</text:p>
      <text:p text:style-name="P2"/>
      <text:p text:style-name="P2"><text:tab/><text:tab/>Animaciones.java</text:p>
      <text:p text:style-name="P2"><text:tab/><text:tab/>CreacionNuevosArchivos.java</text:p>
      <text:p text:style-name="P2"><text:tab/><text:tab/>CreacionObjetosLNZ.java</text:p>
      <text:p text:style-name="P2"><text:tab/><text:tab/>LlenadoPaneles.java</text:p>
      <text:p text:style-name="P2"><text:tab/><text:tab/>NuevosArchivos.java</text:p>
      <text:p text:style-name="P2"><text:tab/><text:tab/>PanelMatriz.java</text:p>
      <text:p text:style-name="P2"/>
      <text:p text:style-name="P2"><text:tab/>PAQUETE OperacionesEditorTexto</text:p>
      <text:p text:style-name="P2"><text:tab/></text:p>
      <text:p text:style-name="P2"><text:tab/><text:tab/>Guardado.java</text:p>
      <text:p text:style-name="P2"><text:tab/><text:tab/>VerificacionObjetos.java</text:p>
      <text:p text:style-name="P2"><text:tab/><text:tab/>VerificadorPaginas.java</text:p>
      <text:p text:style-name="P2"/>
      <text:p text:style-name="P2"/>
      <text:p text:style-name="P2"><text:tab/></text:p>
      <text:p text:style-name="P2"><text:soft-page-break/><text:tab/>PAQUETE OperacionesPNT</text:p>
      <text:p text:style-name="P2"/>
      <text:p text:style-name="P2"><text:tab/><text:tab/>CasillasAPintar.java</text:p>
      <text:p text:style-name="P2"><text:tab/><text:tab/>CondicionesLogicas.java</text:p>
      <text:p text:style-name="P2"/>
      <text:p text:style-name="P2"><text:tab/>PAQUETE gramaticaCLRS</text:p>
      <text:p text:style-name="P2"/>
      <text:p text:style-name="P2"><text:tab/><text:tab/>AnalizadorLexico.java</text:p>
      <text:p text:style-name="P2"><text:tab/><text:tab/>LexerCLRS.flex</text:p>
      <text:p text:style-name="P2"><text:tab/><text:tab/>SintaxCLRS.cup</text:p>
      <text:p text:style-name="P2"><text:tab/><text:tab/>SintaxCLRS.java</text:p>
      <text:p text:style-name="P2"><text:tab/><text:tab/>sym.java</text:p>
      <text:p text:style-name="P2"/>
      <text:p text:style-name="P2"><text:tab/>PAQUETE gramaticaLNZ</text:p>
      <text:p text:style-name="P2"><text:tab/><text:tab/></text:p>
      <text:p text:style-name="P2"><text:tab/><text:tab/>AnalizadorLexico2.java</text:p>
      <text:p text:style-name="P2"><text:tab/><text:tab/>LexerLNZ.flex</text:p>
      <text:p text:style-name="P2"><text:tab/><text:tab/>SintaxLNZ.cup</text:p>
      <text:p text:style-name="P2"><text:tab/><text:tab/>SintaxLNZ.java</text:p>
      <text:p text:style-name="P2"><text:tab/><text:tab/>sym.java</text:p>
      <text:p text:style-name="P2"/>
      <text:p text:style-name="P2"><text:tab/>PAQUETE gramaticaPNT</text:p>
      <text:p text:style-name="P2"/>
      <text:p text:style-name="P2"><text:tab/><text:tab/>AnalizadorLexico3.java</text:p>
      <text:p text:style-name="P2"><text:tab/><text:tab/>LexerPNT.flex</text:p>
      <text:p text:style-name="P2"><text:tab/><text:tab/>SintaxPNT.cup</text:p>
      <text:p text:style-name="P2"><text:tab/><text:tab/>SintaxPNT.java</text:p>
      <text:p text:style-name="P2"><text:tab/><text:tab/>TablaSimbolos.java</text:p>
      <text:p text:style-name="P2"><text:tab/><text:tab/>sym.java</text:p>
      <text:p text:style-name="P2"><text:tab/></text:p>
      <text:p text:style-name="P2"><text:tab/>PAQUETE gramaticaTMP</text:p>
      <text:p text:style-name="P2"/>
      <text:p text:style-name="P2"><text:tab/><text:tab/>AnalizadorLexico4.java</text:p>
      <text:p text:style-name="P2"><text:tab/><text:tab/>LexerTMP.flex</text:p>
      <text:p text:style-name="P2"><text:tab/><text:tab/>SintaxTMP.cup</text:p>
      <text:p text:style-name="P2"><text:tab/><text:tab/>SintaxTMP.java</text:p>
      <text:p text:style-name="P2"><text:tab/><text:tab/>sym.java</text:p>
      <text:p text:style-name="P2"/>
      <text:p text:style-name="P2"><text:tab/>PAQUETE pollitos</text:p>
      <text:p text:style-name="P2"/>
      <text:p text:style-name="P2"><text:tab/><text:tab/>CicloWhile.java</text:p>
      <text:p text:style-name="P2"><text:tab/><text:tab/>Colores.java</text:p>
      <text:p text:style-name="P2"><text:tab/><text:tab/>CondicionWhile.java</text:p>
      <text:p text:style-name="P2"><text:tab/><text:tab/>CondicionalIf.java</text:p>
      <text:p text:style-name="P2"><text:tab/><text:tab/>CuadrosPintar.java</text:p>
      <text:p text:style-name="P2"><text:tab/><text:tab/>ImagenesTiempo.java</text:p>
      <text:p text:style-name="P2"><text:tab/><text:tab/>LienzoColor.java</text:p>
      <text:p text:style-name="P2"><text:tab/><text:tab/>LienzoSize.java</text:p>
      <text:p text:style-name="P2"><text:tab/><text:tab/>Lienzos.java</text:p>
      <text:p text:style-name="P2"><text:soft-page-break/><text:tab/><text:tab/>Objeto.java</text:p>
      <text:p text:style-name="P2"><text:tab/><text:tab/>OpAritmeticaPintar.java</text:p>
      <text:p text:style-name="P2"><text:tab/><text:tab/>OpAritmeticaWhile.java</text:p>
      <text:p text:style-name="P2"><text:tab/><text:tab/>Operacion.java</text:p>
      <text:p text:style-name="P2"><text:tab/><text:tab/>OperacionesPNT.java</text:p>
      <text:p text:style-name="P2"><text:tab/><text:tab/>Pintados.java</text:p>
      <text:p text:style-name="P2"><text:tab/><text:tab/>Tiempos.java</text:p>
      <text:p text:style-name="P2"><text:tab/><text:tab/>TipoEncadenamiento.java</text:p>
      <text:p text:style-name="P2"><text:tab/><text:tab/>ValoresPNT.java</text:p>
      <text:p text:style-name="P2"><text:tab/><text:tab/>While.java</text:p>
      <text:p text:style-name="P2"/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20:04:42.000032601</meta:creation-date>
    <dc:date>2020-05-26T20:16:31.428719628</dc:date>
    <meta:editing-duration>PT10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86" meta:word-count="96" meta:character-count="1489" meta:non-whitespace-character-count="1324"/>
  </office:meta>
</office:document-meta>
</file>